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5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7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28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4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3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37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39">R, см</text:p>
          </table:table-cell>
          <table:table-cell table:style-name="t1.B2" office:value-type="string">
            <text:p text:style-name="P30">Показания прибора</text:p>
          </table:table-cell>
          <table:table-cell table:style-name="t1.B2" office:value-type="string">
            <text:p text:style-name="P41">Среднее значение, </text:p>
            <text:p text:style-name="P42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0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5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3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0">$1-bg0</text:p>
              <text:p text:style-name="P30">$1-bg1</text:p>
              <text:p text:style-name="P30">$1-bg2</text:p>
              <text:p text:style-name="P30">$1-bg3</text:p>
              <text:p text:style-name="P30">$1-bg4</text:p>
              <text:p text:style-name="P30">$1-bg5</text:p>
              <text:p text:style-name="P30">$1-bg6</text:p>
              <text:p text:style-name="P30">$1-bg7</text:p>
              <text:p text:style-name="P29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8">—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0">$1-m00</text:p>
              <text:p text:style-name="P30">$1-m01</text:p>
              <text:p text:style-name="P30">$1-m02</text:p>
              <text:p text:style-name="P30">$1-m03</text:p>
              <text:p text:style-name="P30">$1-m04</text:p>
              <text:p text:style-name="P30">$1-m05</text:p>
              <text:p text:style-name="P30">$1-m06</text:p>
              <text:p text:style-name="P30">$1-m07</text:p>
              <text:p text:style-name="P30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0">$1-m11</text:p>
              <text:p text:style-name="P30">$1-m12</text:p>
              <text:p text:style-name="P30">$1-m13</text:p>
              <text:p text:style-name="P30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0">$1-m21</text:p>
              <text:p text:style-name="P30">$1-m22</text:p>
              <text:p text:style-name="P30">$1-m23</text:p>
              <text:p text:style-name="P30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3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##</text:span><text:span text:style-name="T4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1">Действи-тельное</text:span> значение</text:p>
            <text:p text:style-name="P29">ЭД<text:span text:style-name="T34">,</text:span></text:p>
            <text:p text:style-name="P29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1"><text:s text:c="2"/>d, <text:span text:style-name="T8">см <text:s/></text:span></text:p>
            <text:p text:style-name="P32">t, <text:span text:style-name="T8">сек</text:span></text:p>
          </table:table-cell>
          <table:table-cell table:style-name="s1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6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29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29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2"><text:s text:c="2"/>##1-<text:span text:style-name="T1">dd_1</text:span> <text:s/></text:p>
            <text:p text:style-name="P19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2"><text:s text:c="2"/>##1-<text:span text:style-name="T1">dd_2</text:span> <text:s/></text:p>
            <text:p text:style-name="P19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2:02.90</dc:date>
    <meta:editing-duration>P3DT6H11M25S</meta:editing-duration>
    <meta:editing-cycles>377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78"/>
  </office:meta>
</office:document-meta>
</file>